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2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Input file di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 table:number-rows-repeated="104845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08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20:21:31.7238262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17T20:22:50.663140354</dc:date>
    <meta:editing-duration>P1DT6H25M55S</meta:editing-duration>
    <meta:editing-cycles>160</meta:editing-cycles>
    <meta:generator>LibreOffice/7.3.1.3$Linux_X86_64 LibreOffice_project/30$Build-3</meta:generator>
    <meta:document-statistic meta:table-count="1" meta:cell-count="520" meta:object-count="0"/>
  </office:meta>
</office:document-meta>
</file>